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6bfa41"/>
    </style:style>
    <style:style style:name="P2" style:family="paragraph" style:parent-style-name="Standard">
      <style:paragraph-properties fo:text-align="justify" style:justify-single-word="false"/>
      <style:text-properties officeooo:paragraph-rsid="0033ee90"/>
    </style:style>
    <style:style style:name="P3" style:family="paragraph" style:parent-style-name="Standard">
      <style:paragraph-properties fo:text-align="justify" style:justify-single-word="false"/>
      <style:text-properties officeooo:paragraph-rsid="006feba4"/>
    </style:style>
    <style:style style:name="P4" style:family="paragraph" style:parent-style-name="Standard">
      <style:paragraph-properties fo:text-align="justify" style:justify-single-word="false"/>
      <style:text-properties officeooo:paragraph-rsid="007552e1"/>
    </style:style>
    <style:style style:name="P5" style:family="paragraph" style:parent-style-name="Standard">
      <style:paragraph-properties fo:text-align="justify" style:justify-single-word="false"/>
      <style:text-properties officeooo:paragraph-rsid="007e209c"/>
    </style:style>
    <style:style style:name="P6" style:family="paragraph" style:parent-style-name="Standard">
      <style:paragraph-properties fo:text-align="justify" style:justify-single-word="false"/>
      <style:text-properties officeooo:paragraph-rsid="007f3aa6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63b9dd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8pt" officeooo:paragraph-rsid="00607129" style:font-size-asian="18pt" style:font-size-complex="18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8pt" officeooo:paragraph-rsid="0064a0a0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22" style:family="paragraph" style:parent-style-name="Standard">
      <style:paragraph-properties fo:text-align="justify" style:justify-single-word="false"/>
      <style:text-properties style:font-name="arial"/>
    </style:style>
    <style:style style:name="P23" style:family="paragraph" style:parent-style-name="Standard">
      <style:paragraph-properties fo:text-align="justify" style:justify-single-word="false"/>
      <style:text-properties style:font-name="arial" officeooo:paragraph-rsid="00622c0c"/>
    </style:style>
    <style:style style:name="P24" style:family="paragraph" style:parent-style-name="Standard">
      <style:paragraph-properties fo:text-align="justify" style:justify-single-word="false"/>
      <style:text-properties style:font-name="arial" officeooo:paragraph-rsid="0064a0a0"/>
    </style:style>
    <style:style style:name="P25" style:family="paragraph" style:parent-style-name="Standard">
      <style:paragraph-properties fo:text-align="justify" style:justify-single-word="false"/>
      <style:text-properties style:font-name="arial" officeooo:paragraph-rsid="0063b9dd"/>
    </style:style>
    <style:style style:name="P26" style:family="paragraph" style:parent-style-name="Standard">
      <style:paragraph-properties fo:text-align="justify" style:justify-single-word="false"/>
      <style:text-properties style:font-name="arial" officeooo:paragraph-rsid="00687119"/>
    </style:style>
    <style:style style:name="P27" style:family="paragraph" style:parent-style-name="Standard">
      <style:paragraph-properties fo:text-align="justify" style:justify-single-word="false"/>
      <style:text-properties style:font-name="arial" officeooo:paragraph-rsid="004b2349"/>
    </style:style>
    <style:style style:name="P28" style:family="paragraph" style:parent-style-name="Standard">
      <style:paragraph-properties fo:text-align="justify" style:justify-single-word="false"/>
      <style:text-properties style:font-name="arial" officeooo:paragraph-rsid="00617058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6d1691" officeooo:paragraph-rsid="00210946" style:font-size-asian="12pt" style:font-size-complex="12pt"/>
    </style:style>
    <style:style style:name="P30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500d21" style:font-size-asian="18pt" style:font-size-complex="18pt"/>
    </style:style>
    <style:style style:name="P31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32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33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34" style:family="paragraph" style:parent-style-name="Heading_20_2">
      <style:paragraph-properties fo:text-align="justify" style:justify-single-word="false"/>
      <style:text-properties officeooo:paragraph-rsid="000ea3a0"/>
    </style:style>
    <style:style style:name="P35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617058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" style:family="text">
      <style:text-properties fo:color="#000000" style:font-name="arial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" style:family="text">
      <style:text-properties fo:color="#000000" style:font-name="arial" fo:font-size="12pt" fo:font-weight="normal" officeooo:rsid="006bfa4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" style:family="text">
      <style:text-properties fo:color="#000000" style:font-name="arial"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" style:family="text">
      <style:text-properties fo:color="#000000" style:font-name="arial" fo:font-size="12pt" fo:font-weight="normal" officeooo:rsid="007552e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" style:family="text">
      <style:text-properties fo:color="#000000" style:font-name="arial" fo:font-size="12pt" fo:font-weight="normal" officeooo:rsid="007cfc2f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" style:family="text">
      <style:text-properties fo:color="#000000" style:font-name="arial" fo:font-size="12pt" fo:font-weight="normal" officeooo:rsid="007e209c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" style:family="text">
      <style:text-properties fo:color="#000000" style:font-name="arial" fo:font-size="12pt" fo:font-weight="normal" officeooo:rsid="007f3aa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8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19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0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21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2" style:family="text">
      <style:text-properties fo:color="#000000" style:font-name="arial" fo:font-size="12pt" fo:font-weight="bold" officeooo:rsid="006bfa4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3" style:family="text">
      <style:text-properties fo:color="#000000" style:font-name="arial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4" style:family="text">
      <style:text-properties fo:color="#000000" style:font-name="arial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5" style:family="text">
      <style:text-properties fo:color="#000000" style:font-name="arial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6" style:family="text">
      <style:text-properties fo:color="#000000" style:font-name="arial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7" style:family="text">
      <style:text-properties fo:color="#000000" style:font-name="arial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8" style:family="text">
      <style:text-properties fo:color="#000000" style:font-name="arial"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9" style:family="text">
      <style:text-properties fo:color="#000000" style:font-name="arial"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0" style:family="text">
      <style:text-properties fo:color="#000000" style:font-name="arial" fo:font-size="12pt" fo:font-weight="bold" officeooo:rsid="007552e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1" style:family="text">
      <style:text-properties fo:color="#000000" style:font-name="arial" fo:font-size="12pt" fo:font-weight="bold" officeooo:rsid="007e209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2" style:family="text">
      <style:text-properties fo:color="#000000" style:font-name="arial" fo:font-size="12pt" fo:font-weight="bold" officeooo:rsid="007f3aa6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3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4" style:family="text">
      <style:text-properties fo:color="#000000" style:font-name="arial" fo:font-size="12pt" fo:font-weight="bold" officeooo:rsid="0080fd3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5" style:family="text">
      <style:text-properties fo:color="#000000" style:font-name="arial" style:text-underline-style="solid" style:text-underline-width="auto" style:text-underline-color="font-color"/>
    </style:style>
    <style:style style:name="T36" style:family="text">
      <style:text-properties fo:color="#000000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7" style:family="text">
      <style:text-properties fo:color="#000000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8" style:family="text">
      <style:text-properties fo:color="#000000" fo:font-size="12pt" fo:font-weight="normal" officeooo:rsid="0063b9dd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9" style:family="text">
      <style:text-properties fo:color="#000000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0" style:family="text">
      <style:text-properties fo:color="#000000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1" style:family="text">
      <style:text-properties fo:color="#000000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2" style:family="text">
      <style:text-properties fo:color="#000000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3" style:family="text">
      <style:text-properties fo:color="#000000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4" style:family="text">
      <style:text-properties fo:color="#000000" fo:font-size="12pt" fo:font-weight="normal" officeooo:rsid="0061705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5" style:family="text">
      <style:text-properties fo:color="#000000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6" style:family="text">
      <style:text-properties fo:color="#000000" fo:font-size="12pt" fo:font-weight="normal" officeooo:rsid="0082437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7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48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9" style:family="text">
      <style:text-properties fo:color="#000000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0" style:family="text">
      <style:text-properties fo:color="#000000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1" style:family="text">
      <style:text-properties fo:color="#000000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2" style:family="text">
      <style:text-properties fo:color="#000000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3" style:family="text">
      <style:text-properties fo:color="#000000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4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5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6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57" style:family="text">
      <style:text-properties fo:color="#000000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58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59" style:family="text">
      <style:text-properties fo:color="#000000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60" style:family="text">
      <style:text-properties fo:color="#000000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61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62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63" style:family="text">
      <style:text-properties fo:color="#000000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64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65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66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67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68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/>
    </style:style>
    <style:style style:name="T69" style:family="text">
      <style:text-properties fo:font-variant="normal" fo:text-transform="none" fo:color="#000000" fo:font-size="12pt" fo:letter-spacing="normal" fo:font-style="normal" fo:font-weight="normal" officeooo:rsid="001b7398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70" style:family="text">
      <style:text-properties fo:font-variant="normal" fo:text-transform="none" fo:color="#000000" fo:font-size="12pt" fo:letter-spacing="normal" fo:font-style="normal" fo:font-weight="normal" officeooo:rsid="006bd5d5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71" style:family="text">
      <style:text-properties fo:font-variant="normal" fo:text-transform="none" fo:color="#000000" fo:font-size="12pt" fo:letter-spacing="normal" fo:font-style="normal" fo:font-weight="normal" officeooo:rsid="0068711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2" style:family="text">
      <style:text-properties fo:font-variant="normal" fo:text-transform="none" fo:color="#000000" fo:font-size="12pt" fo:letter-spacing="normal" fo:font-style="normal" fo:font-weight="normal" officeooo:rsid="00673727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3" style:family="text">
      <style:text-properties fo:font-variant="normal" fo:text-transform="none" fo:color="#000000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4" style:family="text">
      <style:text-properties fo:font-variant="normal" fo:text-transform="none" fo:color="#000000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5" style:family="text">
      <style:text-properties fo:font-variant="normal" fo:text-transform="none" fo:color="#000000" fo:font-size="12pt" fo:letter-spacing="normal" fo:font-style="normal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76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77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78" style:family="text">
      <style:text-properties fo:font-variant="normal" fo:text-transform="none" style:font-name="arial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79" style:family="text">
      <style:text-properties fo:font-variant="normal" fo:text-transform="none" style:font-name="arial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80" style:family="text">
      <style:text-properties fo:font-variant="normal" fo:text-transform="none" style:font-name="arial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81" style:family="text">
      <style:text-properties fo:font-variant="normal" fo:text-transform="none" style:font-name="arial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82" style:family="text">
      <style:text-properties fo:font-variant="normal" fo:text-transform="none" style:font-name="arial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83" style:family="text">
      <style:text-properties fo:font-weight="bold" style:font-weight-asian="bold" style:font-name-complex="Arial1" style:language-complex="pt" style:country-complex="PT"/>
    </style:style>
    <style:style style:name="T84" style:family="text">
      <style:text-properties fo:font-weight="bold" officeooo:rsid="00222d90" style:font-weight-asian="bold" style:font-name-complex="Arial1" style:language-complex="pt" style:country-complex="PT"/>
    </style:style>
    <style:style style:name="T85" style:family="text">
      <style:text-properties fo:font-weight="bold" officeooo:rsid="00047fbc" style:font-weight-asian="bold" style:font-name-complex="Arial1" style:language-complex="pt" style:country-complex="PT"/>
    </style:style>
    <style:style style:name="T86" style:family="text">
      <style:text-properties fo:font-weight="bold" officeooo:rsid="000ea3a0" style:font-weight-asian="bold" style:font-name-complex="Arial1" style:language-complex="pt" style:country-complex="PT"/>
    </style:style>
    <style:style style:name="T87" style:family="text">
      <style:text-properties fo:font-weight="bold" officeooo:rsid="00390218" style:font-weight-asian="bold" style:font-name-complex="Arial1" style:language-complex="pt" style:country-complex="PT"/>
    </style:style>
    <style:style style:name="T88" style:family="text">
      <style:text-properties fo:font-weight="bold" style:font-name-asian="Arial1" style:font-weight-asian="bold" style:font-name-complex="Arial1" style:language-complex="pt" style:country-complex="PT"/>
    </style:style>
    <style:style style:name="T89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90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91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92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93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94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95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96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97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98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99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100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101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102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103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104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105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106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107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108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109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110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111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112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113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114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115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116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117" style:family="text">
      <style:text-properties style:font-name-asian="Arial1" style:font-name-complex="Arial1" style:language-complex="pt" style:country-complex="PT"/>
    </style:style>
    <style:style style:name="T118" style:family="text">
      <style:text-properties officeooo:rsid="0013405f" style:font-name-asian="Arial1" style:font-name-complex="Arial1" style:language-complex="pt" style:country-complex="PT"/>
    </style:style>
    <style:style style:name="T119" style:family="text">
      <style:text-properties officeooo:rsid="001a8142" style:font-name-asian="Arial1" style:font-name-complex="Arial1" style:language-complex="pt" style:country-complex="PT"/>
    </style:style>
    <style:style style:name="T120" style:family="text">
      <style:text-properties officeooo:rsid="0017e9c9" style:font-name-asian="Arial1" style:font-name-complex="Arial1" style:language-complex="pt" style:country-complex="PT"/>
    </style:style>
    <style:style style:name="T121" style:family="text">
      <style:text-properties officeooo:rsid="00169323" style:font-name-asian="Arial1" style:font-name-complex="Arial1" style:language-complex="pt" style:country-complex="PT"/>
    </style:style>
    <style:style style:name="T122" style:family="text">
      <style:text-properties officeooo:rsid="001530fc" style:font-name-asian="Arial1" style:font-name-complex="Arial1" style:language-complex="pt" style:country-complex="PT"/>
    </style:style>
    <style:style style:name="T123" style:family="text">
      <style:text-properties style:font-name-asian="Arial1" style:font-name-complex="Arial1" style:language-complex="pt" style:country-complex="PT" style:font-weight-complex="bold"/>
    </style:style>
    <style:style style:name="T124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125" style:family="text">
      <style:text-properties fo:background-color="#ffffff" loext:char-shading-value="0" style:font-name-complex="Arial1"/>
    </style:style>
    <style:style style:name="T126" style:family="text">
      <style:text-properties officeooo:rsid="0013405f" fo:background-color="#ffffff" loext:char-shading-value="0" style:font-name-complex="Arial1"/>
    </style:style>
    <style:style style:name="T127" style:family="text">
      <style:text-properties officeooo:rsid="0017e9c9" fo:background-color="#ffffff" loext:char-shading-value="0" style:font-name-complex="Arial1"/>
    </style:style>
    <style:style style:name="T128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29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30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31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32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133" style:family="text">
      <style:text-properties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4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5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6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João Paulo Hotequil</text:p>
      <text:h text:style-name="P34" text:outline-level="2"><text:span text:style-name="T5">Minha página na web: </text:span><text:a xlink:type="simple" xlink:href="https://hotequil.tech/" text:style-name="Internet_20_link" text:visited-style-name="Visited_20_Internet_20_Link"><text:span text:style-name="T9">https://hotequil.tech</text:span></text:a><text:span text:style-name="T5"> (</text:span><text:span text:style-name="T6">portfólio</text:span><text:span text:style-name="T5">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19">h</text:span></text:a><text:a xlink:type="simple" xlink:href="mailto:joaohotequil@gmail.com" text:style-name="ListLabel_20_12" text:visited-style-name="ListLabel_20_12"><text:span text:style-name="Internet_20_link"><text:span text:style-name="T18">otequil@</text:span></text:span></text:a><text:a xlink:type="simple" xlink:href="mailto:joaohotequil@gmail.com" text:style-name="ListLabel_20_12" text:visited-style-name="ListLabel_20_12"><text:span text:style-name="Internet_20_link"><text:span text:style-name="T20">protonmail</text:span></text:span></text:a><text:a xlink:type="simple" xlink:href="mailto:joaohotequil@gmail.com" text:style-name="ListLabel_20_12" text:visited-style-name="ListLabel_20_12"><text:span text:style-name="Internet_20_link"><text:span text:style-name="T35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1">. </text:span></text:span></text:h>
      <text:h text:style-name="P33" text:outline-level="1"/>
      <text:h text:style-name="P31" text:outline-level="1"><text:span text:style-name="T84">O que eu tenho a dizer</text:span><text:span text:style-name="T83">:</text:span></text:h>
      <text:p text:style-name="P29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curiosas, focadas, que saibam trabalhar em equipe, tenham vontade de aprender e compartilhar conhecimento, também que gostem de achar soluções para resolver diferentes problemas, tendo sempre visão na acessibilidade, responsividade, performance, semântica, usabilidade, inclusão e bom design, e eu trabalho todos os dias para evoluir esses pontos!</text:p>
      <text:p text:style-name="P7"/>
      <text:h text:style-name="P31" text:outline-level="1"><text:span text:style-name="T87">Formações</text:span><text:span text:style-name="T83">:</text:span></text:h>
      <text:h text:style-name="P30" text:outline-level="1"><text:span text:style-name="lt-line-clamp_5f__5f_raw-line"><text:span text:style-name="T78">[fevereiro de </text:span></text:span><text:span text:style-name="lt-line-clamp_5f__5f_raw-line"><text:span text:style-name="T79">2021</text:span></text:span><text:span text:style-name="lt-line-clamp_5f__5f_raw-line"><text:span text:style-name="T78"> – </text:span></text:span><text:span text:style-name="lt-line-clamp_5f__5f_raw-line"><text:span text:style-name="T79">até o momento</text:span></text:span><text:span text:style-name="lt-line-clamp_5f__5f_raw-line"><text:span text:style-name="T78">] </text:span></text:span><text:span text:style-name="lt-line-clamp_5f__5f_raw-line"><text:span text:style-name="T79">FIAP</text:span></text:span><text:span text:style-name="lt-line-clamp_5f__5f_raw-line"><text:span text:style-name="T78"> | </text:span></text:span><text:span text:style-name="lt-line-clamp_5f__5f_raw-line"><text:span text:style-name="T80">Educação a distância</text:span></text:span><text:span text:style-name="lt-line-clamp_5f__5f_raw-line"><text:span text:style-name="T78">: </text:span></text:span><text:span text:style-name="lt-line-clamp_5f__5f_raw-line"><text:span text:style-name="T81">estou cursando sistemas de informação (bacharelado) em uma graduação online de quatro anos</text:span></text:span><text:span text:style-name="lt-line-clamp_5f__5f_raw-line"><text:span text:style-name="T82">.</text:span></text:span></text:h>
      <text:p text:style-name="P8"><text:span text:style-name="T88">[fevereiro de 2018 – dezembro de 20</text:span><text:span text:style-name="T89">19</text:span><text:span text:style-name="T88">] </text:span><text:span text:style-name="T90">E.E.B. Professor Honório Miranda | Gaspar, Santa Catarina: </text:span><text:span text:style-name="T106">c</text:span><text:span text:style-name="T76">ursei o segundo e terceiro ano do ensino médio.</text:span></text:p>
      <text:p text:style-name="P8"><text:span text:style-name="T88">[fevereiro de 2006 – dezembro de 2017] </text:span><text:span text:style-name="T90">Madre Francisca Lampel | Gaspar, Santa Catarina: </text:span><text:span text:style-name="T106">c</text:span><text:span text:style-name="T77">ursei o ensino fundamental (I e II) e o primeiro ano do ensino médio.</text:span></text:p>
      <text:p text:style-name="P17"/>
      <text:h text:style-name="P32" text:outline-level="1"><text:soft-page-break/><text:span text:style-name="T85">E</text:span><text:span text:style-name="T83">specializações, </text:span><text:span text:style-name="T86">t</text:span><text:span text:style-name="T83">reinamentos e cursos </text:span><text:span text:style-name="T87">(tenho algumas outras certificações que acabei não colocando aqui)</text:span><text:span text:style-name="T83">:</text:span></text:h>
      <text:p text:style-name="P4"><text:span text:style-name="T21">[</text:span><text:span text:style-name="T30">abril</text:span><text:span text:style-name="T21"> de 20</text:span><text:span text:style-name="T29">2</text:span><text:span text:style-name="T30">3</text:span><text:span text:style-name="T21"> – </text:span><text:span text:style-name="T30">abril</text:span><text:span text:style-name="T29"> de 202</text:span><text:span text:style-name="T30">3</text:span><text:span text:style-name="T21">] </text:span><text:span text:style-name="T34">Hackerspace</text:span><text:span text:style-name="T21"> </text:span><text:span text:style-name="T26">(</text:span><text:span text:style-name="T30">8 </text:span><text:span text:style-name="T26">horas)</text:span><text:span text:style-name="T21"> | </text:span><text:span text:style-name="T30">Blumenau</text:span><text:span text:style-name="T21">, Santa Catarina: </text:span><text:span text:style-name="T13">participei do evento </text:span><text:span text:style-name="T14">FLISoL </text:span><text:span text:style-name="T15">feito pela Hackerspace</text:span><text:span text:style-name="T10">.</text:span></text:p>
      <text:p text:style-name="P3"><text:span text:style-name="T21">[</text:span><text:span text:style-name="T28">novembro</text:span><text:span text:style-name="T21"> de 20</text:span><text:span text:style-name="T29">22</text:span><text:span text:style-name="T21"> – </text:span><text:span text:style-name="T28">novembro</text:span><text:span text:style-name="T21"> de 20</text:span><text:span text:style-name="T29">22</text:span><text:span text:style-name="T21">] </text:span><text:span text:style-name="T28">Front in Floripa</text:span><text:span text:style-name="T21"> </text:span><text:span text:style-name="T26">(</text:span><text:span text:style-name="T29">10</text:span><text:span text:style-name="T26"> horas)</text:span><text:span text:style-name="T21"> | </text:span><text:span text:style-name="T28">Florianópolis</text:span><text:span text:style-name="T21">, Santa Catarina: </text:span><text:span text:style-name="T13">participei do evento Front in Floripa</text:span><text:span text:style-name="T10">.</text:span></text:p>
      <text:p text:style-name="P1"><text:span text:style-name="T21">[</text:span><text:span text:style-name="T22">julho</text:span><text:span text:style-name="T21"> de </text:span><text:span text:style-name="T23">202</text:span><text:span text:style-name="T24">2</text:span><text:span text:style-name="T21"> – </text:span><text:span text:style-name="T22">julho</text:span><text:span text:style-name="T21"> de </text:span><text:span text:style-name="T23">202</text:span><text:span text:style-name="T24">2</text:span><text:span text:style-name="T21">] </text:span><text:span text:style-name="T25">Apex</text:span><text:span text:style-name="T21"> </text:span><text:span text:style-name="T26">(</text:span><text:span text:style-name="T27">4</text:span><text:span text:style-name="T26"> horas)</text:span><text:span text:style-name="T21"> | Blumenau, Santa Catarina: </text:span><text:span text:style-name="T11">participei de um workshop sobre </text:span><text:span text:style-name="T12">soft skills</text:span><text:span text:style-name="T10">.</text:span></text:p>
      <text:p text:style-name="P23"><text:span text:style-name="T48">[</text:span><text:span text:style-name="T49">abril</text:span><text:span text:style-name="T48"> de </text:span><text:span text:style-name="T50">202</text:span><text:span text:style-name="T49">2</text:span><text:span text:style-name="T48"> – </text:span><text:span text:style-name="T49">abril</text:span><text:span text:style-name="T48"> de </text:span><text:span text:style-name="T50">202</text:span><text:span text:style-name="T49">2</text:span><text:span text:style-name="T48">] </text:span><text:span text:style-name="T51">Apex</text:span><text:span text:style-name="T48"> </text:span><text:span text:style-name="T52">(</text:span><text:span text:style-name="T53">4</text:span><text:span text:style-name="T52"> horas)</text:span><text:span text:style-name="T48"> | Blumenau, Santa Catarina: </text:span><text:span text:style-name="T37">participei de um workshop sobre </text:span><text:span text:style-name="T38">cultura organizacional das empresas de tecnologia</text:span><text:span text:style-name="T36">.</text:span></text:p>
      <text:p text:style-name="P19"><text:span text:style-name="T128">[</text:span><text:span text:style-name="T129">100% concluído</text:span><text:span text:style-name="T128">] </text:span><text:span text:style-name="T132">TestDome </text:span><text:span text:style-name="T130">| </text:span><text:span text:style-name="T131">Educação a distância</text:span><text:span text:style-name="T130">: </text:span><text:span text:style-name="T134">realizei um treinamento com questões sobre </text:span><text:span text:style-name="T136">Node.js</text:span><text:span text:style-name="T133">.</text:span></text:p>
      <text:p text:style-name="P19"><text:span text:style-name="T128">[</text:span><text:span text:style-name="T129">100% concluído</text:span><text:span text:style-name="T128">] </text:span><text:span text:style-name="T132">TestDome </text:span><text:span text:style-name="T130">| </text:span><text:span text:style-name="T131">Educação a distância</text:span><text:span text:style-name="T130">: </text:span><text:span text:style-name="T134">realizei um treinamento com questões sobre </text:span><text:span text:style-name="T136">JavaScript with jQuery</text:span><text:span text:style-name="T133">.</text:span></text:p>
      <text:p text:style-name="P20"><text:span text:style-name="T128">[</text:span><text:span text:style-name="T129">100% concluído</text:span><text:span text:style-name="T128">] </text:span><text:span text:style-name="T132">TestDome </text:span><text:span text:style-name="T130">| </text:span><text:span text:style-name="T131">Educação a distância</text:span><text:span text:style-name="T130">: </text:span><text:span text:style-name="T134">realizei um treinamento com questões sobre </text:span><text:span text:style-name="T136">Vue.js.</text:span></text:p>
      <text:p text:style-name="P20"><text:span text:style-name="T128">[</text:span><text:span text:style-name="T129">100% concluído</text:span><text:span text:style-name="T128">] </text:span><text:span text:style-name="T132">TestDome </text:span><text:span text:style-name="T130">| </text:span><text:span text:style-name="T131">Educação a distância</text:span><text:span text:style-name="T130">: </text:span><text:span text:style-name="T134">realizei um treinamento com questões sobre </text:span><text:span text:style-name="T135">TypeScript </text:span><text:span text:style-name="T136">e JavaScript.</text:span></text:p>
      <text:p text:style-name="P24"><text:span text:style-name="T47">[</text:span><text:span text:style-name="T56">100% concluído</text:span><text:span text:style-name="T47">] </text:span><text:span text:style-name="T57">TestDome </text:span><text:span text:style-name="T48">| </text:span><text:span text:style-name="T54">Educação a distância</text:span><text:span text:style-name="T48">: </text:span><text:span text:style-name="T39">realizei um treinamento com questões sobre </text:span><text:span text:style-name="T40">Angular e TypeScript.</text:span></text:p>
      <text:p text:style-name="P25"><text:span text:style-name="T47">[</text:span><text:span text:style-name="T56">100% concluído</text:span><text:span text:style-name="T47">] </text:span><text:span text:style-name="T57">TestDome </text:span><text:span text:style-name="T48">| </text:span><text:span text:style-name="T54">Educação a distância</text:span><text:span text:style-name="T48">: </text:span><text:span text:style-name="T39">realizei um treinamento com questões sobre </text:span><text:span text:style-name="T41">JavaScript.</text:span></text:p>
      <text:p text:style-name="P25"><text:span text:style-name="T47">[</text:span><text:span text:style-name="T56">100% concluído</text:span><text:span text:style-name="T47">] </text:span><text:span text:style-name="T57">TestDome </text:span><text:span text:style-name="T48">| </text:span><text:span text:style-name="T54">Educação a distância</text:span><text:span text:style-name="T48">: </text:span><text:span text:style-name="T39">realizei um treinamento com questões sobre Angular.</text:span></text:p>
      <text:p text:style-name="P25"><text:span text:style-name="T47">[</text:span><text:span text:style-name="T56">100% concluído</text:span><text:span text:style-name="T47">] </text:span><text:span text:style-name="T58">EW IT</text:span><text:span text:style-name="T59"> </text:span><text:span text:style-name="T54">(</text:span><text:span text:style-name="T55">16</text:span><text:span text:style-name="T54"> horas)</text:span><text:span text:style-name="T48"> | </text:span><text:span text:style-name="T54">Educação a distância</text:span><text:span text:style-name="T48">: </text:span><text:span text:style-name="T42">completei o curso de NodeJS.</text:span></text:p>
      <text:p text:style-name="P9"><text:span text:style-name="T88">[</text:span><text:span text:style-name="T102">100% concluído</text:span><text:span text:style-name="T88">] </text:span><text:span text:style-name="T103">FIAP – Nano Courses </text:span><text:span text:style-name="T96">(</text:span><text:span text:style-name="T97">60</text:span><text:span text:style-name="T96"> horas)</text:span><text:span text:style-name="T90"> | </text:span><text:span text:style-name="T96">Educação a distância</text:span><text:span text:style-name="T90">: </text:span><text:span text:style-name="T114">concluí </text:span><text:span text:style-name="T116">o </text:span><text:span text:style-name="T114">curso de </text:span><text:span text:style-name="T116">comunicação e semiótica nos Nano Courses.</text:span></text:p>
      <text:p text:style-name="P9"><text:span text:style-name="T88">[</text:span><text:span text:style-name="T102">100% concluído</text:span><text:span text:style-name="T88">] </text:span><text:span text:style-name="T96">Loiane Groner (28 horas)</text:span><text:span text:style-name="T90"> | </text:span><text:span text:style-name="T96">Educação a distância</text:span><text:span text:style-name="T90">: </text:span><text:span text:style-name="T114">concluí um curso de Angular pela plataforma online da Loiane Groner.</text:span></text:p>
      <text:p text:style-name="P9"><text:soft-page-break/><text:span text:style-name="T88">[</text:span><text:span text:style-name="T101">dezembro</text:span><text:span text:style-name="T88"> de </text:span><text:span text:style-name="T101">2020</text:span><text:span text:style-name="T88"> – </text:span><text:span text:style-name="T101">dezembro</text:span><text:span text:style-name="T88"> de </text:span><text:span text:style-name="T101">2020</text:span><text:span text:style-name="T88">] </text:span><text:span text:style-name="T101">Microsoft</text:span><text:span text:style-name="T90"> </text:span><text:span text:style-name="T91">(</text:span><text:span text:style-name="T94">2</text:span><text:span text:style-name="T91"> horas)</text:span><text:span text:style-name="T90"> | Blumenau, Santa Catarina: </text:span><text:span text:style-name="T112">realizei o exame 70-480 da Microsoft na ProWay com perguntas de HTML5, CSS3 e JavaScript, minha pontuação final foi de 909 pontos.</text:span></text:p>
      <text:p text:style-name="P9"><text:span text:style-name="T90">[</text:span><text:span text:style-name="T95">outubro</text:span><text:span text:style-name="T90"> de </text:span><text:span text:style-name="T94">2020</text:span><text:span text:style-name="T90"> – </text:span><text:span text:style-name="T95">outubro</text:span><text:span text:style-name="T90"> de </text:span><text:span text:style-name="T94">2020</text:span><text:span text:style-name="T90">] </text:span><text:span text:style-name="T95">Apex</text:span><text:span text:style-name="T90"> </text:span><text:span text:style-name="T91">(</text:span><text:span text:style-name="T95">3</text:span><text:span text:style-name="T91"> horas)</text:span><text:span text:style-name="T90"> | Blumenau, Santa Catarina: </text:span><text:span text:style-name="T113">participei de um workshop sobre empreendedorismo.</text:span></text:p>
      <text:p text:style-name="P16"><text:span text:style-name="T90">[</text:span><text:span text:style-name="T95">outubro</text:span><text:span text:style-name="T90"> de </text:span><text:span text:style-name="T94">2020</text:span><text:span text:style-name="T90"> – </text:span><text:span text:style-name="T95">outubro</text:span><text:span text:style-name="T90"> de </text:span><text:span text:style-name="T94">2020</text:span><text:span text:style-name="T90">] </text:span><text:span text:style-name="T95">Apex</text:span><text:span text:style-name="T90"> </text:span><text:span text:style-name="T91">(</text:span><text:span text:style-name="T95">3</text:span><text:span text:style-name="T91"> horas)</text:span><text:span text:style-name="T90"> | Blumenau, Santa Catarina: </text:span><text:span text:style-name="T113">participei de um workshop sobre planejamento de carreira</text:span><text:span text:style-name="T105">.</text:span></text:p>
      <text:p text:style-name="P6"><text:span text:style-name="T21">[</text:span><text:span text:style-name="T32">setembro</text:span><text:span text:style-name="T21"> de 20</text:span><text:span text:style-name="T32">20</text:span><text:span text:style-name="T21"> – </text:span><text:span text:style-name="T32">setembro</text:span><text:span text:style-name="T21"> de 20</text:span><text:span text:style-name="T32">20</text:span><text:span text:style-name="T21">] </text:span><text:span text:style-name="T34">DB1 Group</text:span><text:span text:style-name="T21"> </text:span><text:span text:style-name="T26">(</text:span><text:span text:style-name="T29">1</text:span><text:span text:style-name="T32">2</text:span><text:span text:style-name="T26"> horas)</text:span><text:span text:style-name="T21"> | </text:span><text:span text:style-name="T33">Educação a distância</text:span><text:span text:style-name="T21">: </text:span><text:span text:style-name="T13">participei do evento </text:span><text:span text:style-name="T17">do dia do programador chamado de Hey</text:span><text:span text:style-name="T16">Day</text:span><text:span text:style-name="T13"> </text:span><text:span text:style-name="T16">realizado pela </text:span><text:span text:style-name="T17">DB1 Group</text:span><text:span text:style-name="T10">.</text:span></text:p>
      <text:p text:style-name="P5"><text:span text:style-name="T21">[</text:span><text:span text:style-name="T31">dezembro</text:span><text:span text:style-name="T21"> de 2019 – </text:span><text:span text:style-name="T31">dezembro</text:span><text:span text:style-name="T21"> de 2019] </text:span><text:span text:style-name="T34">Hackerspace</text:span><text:span text:style-name="T21"> </text:span><text:span text:style-name="T26">(</text:span><text:span text:style-name="T29">10</text:span><text:span text:style-name="T26"> horas)</text:span><text:span text:style-name="T21"> | </text:span><text:span text:style-name="T31">Blumenau</text:span><text:span text:style-name="T21">, Santa Catarina: </text:span><text:span text:style-name="T13">participei do evento </text:span><text:span text:style-name="T16">Dev Day</text:span><text:span text:style-name="T13"> </text:span><text:span text:style-name="T16">realizado pela Hackerspace</text:span><text:span text:style-name="T10">.</text:span></text:p>
      <text:p text:style-name="P2"><text:span text:style-name="T21">[</text:span><text:span text:style-name="T28">novembro</text:span><text:span text:style-name="T21"> de 2019 – </text:span><text:span text:style-name="T28">novembro</text:span><text:span text:style-name="T21"> de 2019] </text:span><text:span text:style-name="T28">Front in Floripa</text:span><text:span text:style-name="T21"> </text:span><text:span text:style-name="T26">(</text:span><text:span text:style-name="T29">10</text:span><text:span text:style-name="T26"> horas)</text:span><text:span text:style-name="T21"> | </text:span><text:span text:style-name="T28">Florianópolis</text:span><text:span text:style-name="T21">, Santa Catarina: </text:span><text:span text:style-name="T13">participei do evento Front in Floripa</text:span><text:span text:style-name="T10">.</text:span></text:p>
      <text:p text:style-name="P10"><text:span text:style-name="T88">[janeiro de 2019 – junho de 2019]</text:span><text:span text:style-name="T117"> </text:span><text:span text:style-name="T90">Apex </text:span><text:span text:style-name="T91">(180 horas)</text:span><text:span text:style-name="T90"> | Blumenau, Santa Catarina: </text:span><text:span text:style-name="T106">t</text:span><text:span text:style-name="T105">reinamento de alta performance de desenvolvimento e programação </text:span><text:span text:style-name="T107">f</text:span><text:span text:style-name="T105">ront-end </text:span><text:span text:style-name="T108">usando</text:span><text:span text:style-name="T105"> HTML5, CSS3 </text:span><text:span text:style-name="T109">(SASS e SCSS)</text:span><text:span text:style-name="T105">, JavaScript, TypeScript, testes, Angular 6, ReactJS, VueJS, Git </text:span><text:span text:style-name="T108">e </text:span><text:span text:style-name="T105">GitHub, </text:span><text:span text:style-name="T108">W</text:span><text:span text:style-name="T105">ebpack </text:span><text:span text:style-name="T108">e</text:span><text:span text:style-name="T105"> Gulp.</text:span></text:p>
      <text:p text:style-name="P10"><text:span text:style-name="T88">[dezembro de 2018 - dezembro de 2018]</text:span><text:span text:style-name="T117"> </text:span><text:span text:style-name="T90">Apex </text:span><text:span text:style-name="T91">(16 horas)</text:span><text:span text:style-name="T90"> | Blumenau, Santa Catarina: </text:span><text:span text:style-name="T106">tr</text:span><text:span text:style-name="T105">einamento de alta performance de </text:span><text:span text:style-name="T110">l</text:span><text:span text:style-name="T105">ógica de </text:span><text:span text:style-name="T110">p</text:span><text:span text:style-name="T105">rogramação </text:span><text:span text:style-name="T111">sobre</text:span><text:span text:style-name="T105"> boas práticas, manipulação de textos, criação de objetos, armazenamento de dados em listas e tópicos avançados </text:span><text:span text:style-name="T110">da linguagem</text:span><text:span text:style-name="T105">.</text:span></text:p>
      <text:p text:style-name="P11"><text:span text:style-name="T88">[dezembro de 2018 - dezembro de 2018]</text:span><text:span text:style-name="T117"> </text:span><text:span text:style-name="T90">Apex </text:span><text:span text:style-name="T91">(16 horas)</text:span><text:span text:style-name="T90"> | Blumenau, Santa Catarina: </text:span><text:span text:style-name="T106">t</text:span><text:span text:style-name="T105">reinamento</text:span><text:span text:style-name="T117"> de alta performance de </text:span><text:span text:style-name="T118">b</text:span><text:span text:style-name="T117">anco de </text:span><text:span text:style-name="T118">d</text:span><text:span text:style-name="T117">ados </text:span><text:span text:style-name="T118">sobre</text:span><text:span text:style-name="T117"> </text:span><text:span text:style-name="T125">instalação, configuração, conceitos básicos, comandos para manipulação de tabelas, texto </text:span><text:span text:style-name="T126">e</text:span><text:span text:style-name="T125"> data, operadores, </text:span><text:span text:style-name="T126">funções </text:span><text:span text:style-name="T125">básicas </text:span><text:span text:style-name="T126">e intermediárias</text:span><text:span text:style-name="T125">, normalização de dados, relacionamento entre tabelas, </text:span><text:span text:style-name="T126">unificação de </text:span><text:span text:style-name="T125">tabelas, realização de consultas, criação de views, indexação de tabelas, backup d</text:span><text:span text:style-name="T126">e</text:span><text:span text:style-name="T125"> dados e restaura</text:span><text:span text:style-name="T126">ção</text:span><text:span text:style-name="T125"> </text:span><text:span text:style-name="T126">d</text:span><text:span text:style-name="T125">as informações da base através do backup</text:span><text:span text:style-name="T117">.</text:span></text:p>
      <text:p text:style-name="P12"><text:span text:style-name="T88">[100% concluído]</text:span><text:span text:style-name="T117"> </text:span><text:span text:style-name="T90">Udemy </text:span><text:span text:style-name="T92">(</text:span><text:span text:style-name="T104">54 horas</text:span><text:span text:style-name="T92">)</text:span><text:span text:style-name="T90"> | </text:span><text:span text:style-name="T96">Educação a distância</text:span><text:span text:style-name="T90">:</text:span><text:span text:style-name="T117"> </text:span><text:span text:style-name="T119">t</text:span><text:span text:style-name="T117">reinamento básico de desenvolvimento e programação </text:span><text:span text:style-name="T120">f</text:span><text:span text:style-name="T117">ront-end </text:span><text:span text:style-name="T120">utilizando</text:span><text:span text:style-name="T117"> </text:span><text:span text:style-name="T125">HTML5, CSS3 </text:span><text:span text:style-name="T127">e</text:span><text:span text:style-name="T125"> J</text:span><text:span text:style-name="T127">ava</text:span><text:span text:style-name="T125">S</text:span><text:span text:style-name="T127">cript</text:span><text:span text:style-name="T125"> e</text:span><text:span text:style-name="T127">m cinco</text:span><text:span text:style-name="T125"> </text:span><text:span text:style-name="T127">p</text:span><text:span text:style-name="T125">rojetos.</text:span></text:p>
      <text:p text:style-name="P12"><text:span text:style-name="T88">[100% concluído]</text:span><text:span text:style-name="T117"> </text:span><text:span text:style-name="T90">Udemy </text:span><text:span text:style-name="T93">(10 horas)</text:span><text:span text:style-name="T90"> | </text:span><text:span text:style-name="T96">Educação a distância</text:span><text:span text:style-name="T90">:</text:span><text:span text:style-name="T117"> </text:span><text:span text:style-name="T119">t</text:span><text:span text:style-name="T117">reinamento básico de inglês </text:span><text:span text:style-name="T121">sobre</text:span><text:span text:style-name="T117"> </text:span><text:span text:style-name="T121">metodologia </text:span><text:span text:style-name="T117">para ser fluente.</text:span><text:bookmark text:name="_GoBack"/></text:p>
      <text:p text:style-name="P13"><text:soft-page-break/><text:span text:style-name="T88">[setembro de 2018 – fevereiro de 2019]</text:span><text:span text:style-name="T117"> </text:span><text:span text:style-name="T90">Instituto Mix </text:span><text:span text:style-name="T92">(96 horas)</text:span><text:span text:style-name="T90"> | Gaspar, Santa Catarina:</text:span><text:span text:style-name="T117"> </text:span><text:span text:style-name="T106">t</text:span><text:span text:style-name="T105">reinamento</text:span><text:span text:style-name="T117"> básico de </text:span><text:span text:style-name="T122">m</text:span><text:span text:style-name="T117">ontagem e </text:span><text:span text:style-name="T122">m</text:span><text:span text:style-name="T117">anutenção </text:span><text:span text:style-name="T122">de</text:span><text:span text:style-name="T117"> hardware e redes.</text:span></text:p>
      <text:p text:style-name="P13"><text:span text:style-name="T88">[maio de 2017 – outubro de 2018]</text:span><text:span text:style-name="T117"> </text:span><text:span text:style-name="T90">GERAR </text:span><text:span text:style-name="T92">(1280 horas)</text:span><text:span text:style-name="T90"> | Gaspar e Blumenau, Santa Catarina: </text:span><text:span text:style-name="T106">c</text:span><text:span text:style-name="T105">urso</text:span><text:span text:style-name="T123"> de </text:span><text:span text:style-name="T124">a</text:span><text:span text:style-name="T123">dministração como menor aprendiz.</text:span></text:p>
      <text:p text:style-name="P18"/>
      <text:p text:style-name="P21">Experiência:</text:p>
      <text:p text:style-name="P26"><text:span text:style-name="T47">[</text:span><text:span text:style-name="T60">outubro </text:span><text:span text:style-name="T47">de </text:span><text:span text:style-name="T61">202</text:span><text:span text:style-name="T60">1</text:span><text:span text:style-name="T47"> – </text:span><text:span text:style-name="T60">até o momento</text:span><text:span text:style-name="T47">] </text:span><text:span text:style-name="T62">Desenvolvedor front-end</text:span><text:span text:style-name="T47"> | </text:span><text:span text:style-name="T60">Performa_IT</text:span><text:span text:style-name="T47">: </text:span><text:span text:style-name="T46">co</text:span><text:span text:style-name="T43">mo desenvolvedor front-end eu trabalho em ecommerces, sites de crowdfunding e sistemas em geral. Utilizo as tecnologias: React, Angular, AngularJS, NextJS, JavaScript, TypeScript, jQuery, Storybook, RxJS, HTML, CSS, SASS, Material Design, Bootstrap, Chakra UI, Git, Bitbucket, NPM, Yarn, GraphQL e NodeJS. Dou o meu máximo para entregar com a maior qualidade possível, gerando resultado e fazendo a diferença. Sempre através de trocas de ideias, soluções e revisões de códigos (pull requests), viso ajudar e auxiliar meus colegas de equipe.</text:span></text:p>
      <text:p text:style-name="P27"><text:span text:style-name="T47">[</text:span><text:span text:style-name="T61">janeiro</text:span><text:span text:style-name="T47"> de </text:span><text:span text:style-name="T61">2020</text:span><text:span text:style-name="T47"> – </text:span><text:span text:style-name="T60">setembro de 2021</text:span><text:span text:style-name="T47">] </text:span><text:span text:style-name="T62">Desenvolvedor front-end</text:span><text:span text:style-name="T47"> | </text:span><text:span text:style-name="T62">Velow </text:span><text:span text:style-name="T63">Sistemas</text:span><text:span text:style-name="T47">: </text:span><text:span text:style-name="T72">t</text:span><text:span text:style-name="T73">rabalh</text:span><text:span text:style-name="T74">ei </text:span><text:span text:style-name="T73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43">.</text:span></text:p>
      <text:p text:style-name="P14"><text:span text:style-name="T88">[maio de </text:span><text:span text:style-name="T99">2019</text:span><text:span text:style-name="T88"> – </text:span><text:span text:style-name="T98">dezembro de 2019</text:span><text:span text:style-name="T88">] </text:span><text:span text:style-name="T99">Estagiário de programação</text:span><text:span text:style-name="T88"> | </text:span><text:span text:style-name="T99">Velow </text:span><text:span text:style-name="T100">Sistemas</text:span><text:span text:style-name="T88">: </text:span><text:span text:style-name="T106">a</text:span><text:span text:style-name="T105">tuei como estagiário de programação </text:span><text:span text:style-name="T115">no time de front-end</text:span><text:span text:style-name="T105">, </text:span><text:span text:style-name="T115">após isso </text:span><text:span text:style-name="T105">consegui ser efetivado.</text:span></text:p>
      <text:p text:style-name="P28"><text:span text:style-name="T64">[</text:span><text:span text:style-name="T65">novembro</text:span><text:span text:style-name="T64"> de </text:span><text:span text:style-name="T66">201</text:span><text:span text:style-name="T65">8</text:span><text:span text:style-name="T64"> – </text:span><text:span text:style-name="T65">abril</text:span><text:span text:style-name="T67"> de 2019</text:span><text:span text:style-name="T64">] </text:span><text:span text:style-name="T65">Técnico de informática</text:span><text:span text:style-name="T64"> | </text:span><text:span text:style-name="T75">Autônomo</text:span><text:span text:style-name="T64">: </text:span><text:span text:style-name="T44">comecei a fazer manutenção em computadores e atender clientes</text:span><text:span text:style-name="T36">.</text:span></text:p>
      <text:p text:style-name="P15"><text:span text:style-name="T88">[maio de 2017 – outubro de 2018] Auxiliar de TI | Fazzenda Park Hotel: </text:span><text:span text:style-name="T106">e</text:span><text:span text:style-name="T105">u era um menor aprendiz, com 14 anos, tive muitas responsabilidades e ordens de serviço para fazer, ganhei muita experiência na parte de suporte.</text:span></text:p>
      <text:p text:style-name="P22"><text:span text:style-name="T47">[junho de 2016 – janeiro de 2017] </text:span><text:span text:style-name="T68">Locutor</text:span><text:span text:style-name="T47"> | Rádio Sentinela do Vale: </text:span><text:span text:style-name="T45">t</text:span><text:span text:style-name="T36">rabalhei com meu potencial de comunicação na rádio, apresentava um programa de entretenimento, chamado Variedades, junto de um col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20</meta:editing-cycles>
    <meta:print-date>2019-02-01T12:54:00</meta:print-date>
    <meta:creation-date>2018-01-13T12:08:00</meta:creation-date>
    <dc:date>2023-04-21T15:07:13.216868340</dc:date>
    <meta:editing-duration>PT10H51M55S</meta:editing-duration>
    <meta:generator>LibreOffice/6.4.7.2$Linux_X86_64 LibreOffice_project/40$Build-2</meta:generator>
    <meta:document-statistic meta:table-count="0" meta:image-count="0" meta:object-count="0" meta:page-count="4" meta:paragraph-count="43" meta:word-count="1169" meta:character-count="7805" meta:non-whitespace-character-count="66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